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3.2811in"/>
        </style:tab-stops>
      </style:paragraph-properties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recorded blobs can be converted to a Javascript File, which can be uploaded to server via XMLHttpRequest or fetch().</text:p>
      <text:p text:style-name="P1"><text:span text:style-name="Source_20_Text"><text:span text:style-name="T1">// blobs_recorded refers to recorded blobs array</text:span></text:span></text:p>
      <text:p text:style-name="Preformatted_20_Text"><text:span text:style-name="Source_20_Text">let recording = new File(blobs_recorded, 'recording.webm', { type: 'video/webm' });</text:span></text:p>
      <text:p text:style-name="Preformatted_20_Text"/>
      <text:p text:style-name="Preformatted_20_Text"><text:span text:style-name="Source_20_Text">let data = new FormData();</text:span></text:p>
      <text:p text:style-name="Preformatted_20_Text"><text:span text:style-name="Source_20_Text">data.append('file', recording);</text:span></text:p>
      <text:p text:style-name="Preformatted_20_Text"/>
      <text:p text:style-name="Preformatted_20_Text"><text:span text:style-name="Source_20_Text"><text:span text:style-name="T1">// send fetch along with cookies</text:span></text:span></text:p>
      <text:p text:style-name="Preformatted_20_Text"><text:span text:style-name="Source_20_Text">let response = await fetch('/upload.php', {</text:span></text:p>
      <text:p text:style-name="Preformatted_20_Text"><text:span text:style-name="Source_20_Text"><text:s text:c="4"/>method: 'POST',</text:span></text:p>
      <text:p text:style-name="Preformatted_20_Text"><text:span text:style-name="Source_20_Text"><text:s text:c="4"/>credentials: 'same-origin',</text:span></text:p>
      <text:p text:style-name="Preformatted_20_Text"><text:span text:style-name="Source_20_Text"><text:s text:c="4"/>body: data</text:span></text:p>
      <text:p text:style-name="P2"><text:span text:style-name="Source_20_Text">});</text:span></text:p>
      <text:p text:style-name="Standard">#https://medium.com/hackernoon/face-recognition-service-with-python-dlib-flask-ca33d335fa2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8:43:16.789135660</meta:creation-date>
    <dc:date>2021-12-04T19:16:33.295670047</dc:date>
    <meta:editing-duration>PT23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4" meta:character-count="541" meta:non-whitespace-character-count="477"/>
  </office:meta>
</office:document-meta>
</file>